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b4a5b" officeooo:paragraph-rsid="000b4a5b"/>
    </style:style>
    <style:style style:name="P2" style:family="paragraph" style:parent-style-name="Standard">
      <style:text-properties officeooo:rsid="000b4a5b" officeooo:paragraph-rsid="000f7ce7"/>
    </style:style>
    <style:style style:name="P3" style:family="paragraph" style:parent-style-name="Standard">
      <style:paragraph-properties fo:text-align="start" style:justify-single-word="false"/>
      <style:text-properties style:font-name="Courier New" fo:font-size="10pt" fo:font-weight="bold" officeooo:rsid="000b4a5b" officeooo:paragraph-rsid="000b4a5b" style:font-size-asian="10pt" style:font-weight-asian="bold" style:font-size-complex="10pt" style:font-weight-complex="bold"/>
    </style:style>
    <style:style style:name="P4" style:family="paragraph" style:parent-style-name="Standard">
      <style:paragraph-properties fo:text-align="start" style:justify-single-word="false"/>
      <style:text-properties style:font-name="Courier New" fo:font-size="10pt" fo:font-weight="bold" officeooo:rsid="000b4a5b" officeooo:paragraph-rsid="0012f1ab" style:font-size-asian="10pt" style:font-weight-asian="bold" style:font-size-complex="10pt" style:font-weight-complex="bold"/>
    </style:style>
    <style:style style:name="P5" style:family="paragraph" style:parent-style-name="Standard">
      <style:text-properties style:font-name="Courier New" fo:font-size="10pt" fo:font-weight="bold" officeooo:rsid="000b4a5b" officeooo:paragraph-rsid="000b4a5b" style:font-size-asian="10pt" style:font-weight-asian="bold" style:font-size-complex="10pt" style:font-weight-complex="bold"/>
    </style:style>
    <style:style style:name="P6" style:family="paragraph" style:parent-style-name="Standard">
      <style:text-properties style:font-name="Courier New" fo:font-size="10pt" fo:font-weight="bold" officeooo:rsid="000b4a5b" officeooo:paragraph-rsid="000ca7df" style:font-size-asian="10pt" style:font-weight-asian="bold" style:font-size-complex="10pt" style:font-weight-complex="bold"/>
    </style:style>
    <style:style style:name="P7" style:family="paragraph" style:parent-style-name="Standard">
      <style:paragraph-properties fo:text-align="end" style:justify-single-word="false"/>
      <style:text-properties style:font-name="Courier New" fo:font-size="10pt" fo:font-weight="bold" officeooo:rsid="000b4a5b" officeooo:paragraph-rsid="0012f1ab" style:font-size-asian="10pt" style:font-weight-asian="bold" style:font-size-complex="10pt" style:font-weight-complex="bold"/>
    </style:style>
    <style:style style:name="P8" style:family="paragraph" style:parent-style-name="Standard">
      <style:text-properties style:font-name="Courier New" fo:font-size="10pt" fo:font-weight="bold" officeooo:rsid="000ca7df" officeooo:paragraph-rsid="000ca7df" style:font-size-asian="10pt" style:font-weight-asian="bold" style:font-size-complex="10pt" style:font-weight-complex="bold"/>
    </style:style>
    <style:style style:name="P9" style:family="paragraph" style:parent-style-name="Standard">
      <style:text-properties style:font-name="Courier New" fo:font-size="10pt" fo:font-weight="bold" officeooo:rsid="00110fc3" officeooo:paragraph-rsid="0013fd68" style:font-size-asian="10pt" style:font-weight-asian="bold" style:font-size-complex="10pt" style:font-weight-complex="bold"/>
    </style:style>
    <style:style style:name="P10" style:family="paragraph" style:parent-style-name="Standard">
      <style:paragraph-properties fo:text-align="end" style:justify-single-word="false"/>
      <style:text-properties style:font-name="Courier New" fo:font-size="10pt" fo:font-weight="bold" officeooo:rsid="00110fc3" officeooo:paragraph-rsid="0013fd68" style:font-size-asian="10pt" style:font-weight-asian="bold" style:font-size-complex="10pt" style:font-weight-complex="bold"/>
    </style:style>
    <style:style style:name="P11" style:family="paragraph" style:parent-style-name="Standard">
      <style:paragraph-properties fo:margin-left="0cm" fo:margin-right="0cm" fo:text-align="start" style:justify-single-word="false" fo:text-indent="0cm" style:auto-text-indent="false"/>
      <style:text-properties style:font-name="Courier New" fo:font-size="10pt" fo:font-weight="bold" style:font-size-asian="10pt" style:font-weight-asian="bold" style:font-size-complex="10pt" style:font-weight-complex="bold"/>
    </style:style>
    <style:style style:name="P12" style:family="paragraph" style:parent-style-name="Standard">
      <style:paragraph-properties fo:margin-left="0cm" fo:margin-right="0cm" fo:text-align="start" style:justify-single-word="false" fo:text-indent="0cm" style:auto-text-indent="false"/>
      <style:text-properties style:font-name="Courier New" fo:font-size="10pt" fo:font-weight="bold" officeooo:paragraph-rsid="000ca7df" style:font-size-asian="10pt" style:font-weight-asian="bold" style:font-size-complex="10pt" style:font-weight-complex="bold"/>
    </style:style>
    <style:style style:name="P13" style:family="paragraph" style:parent-style-name="Preformatted_20_Text">
      <style:paragraph-properties fo:text-align="start" style:justify-single-word="false"/>
      <style:text-properties style:font-name="Courier New" fo:font-size="10pt" fo:font-weight="bold" officeooo:paragraph-rsid="000ca7df" style:font-size-asian="10pt" style:font-weight-asian="bold" style:font-size-complex="10pt" style:font-weight-complex="bold"/>
    </style:style>
    <style:style style:name="P14" style:family="paragraph" style:parent-style-name="Preformatted_20_Text">
      <style:paragraph-properties fo:text-align="start" style:justify-single-word="false"/>
      <style:text-properties style:font-name="Courier New" fo:font-size="10pt" fo:font-weight="bold" officeooo:paragraph-rsid="000b4a5b" style:font-size-asian="10pt" style:font-weight-asian="bold" style:font-size-complex="10pt" style:font-weight-complex="bold"/>
    </style:style>
    <style:style style:name="P15" style:family="paragraph" style:parent-style-name="Standard">
      <style:text-properties fo:font-size="10pt" officeooo:rsid="000b4a5b" officeooo:paragraph-rsid="000b4a5b" style:font-size-asian="10pt" style:font-size-complex="10pt"/>
    </style:style>
    <style:style style:name="P16" style:family="paragraph" style:parent-style-name="Preformatted_20_Text">
      <style:paragraph-properties fo:text-align="start" style:justify-single-word="false"/>
      <style:text-properties fo:font-size="10pt" officeooo:paragraph-rsid="000ca7df" style:font-size-asian="10pt" style:font-size-complex="10pt"/>
    </style:style>
    <style:style style:name="P17" style:family="paragraph" style:parent-style-name="Standard">
      <style:text-properties officeooo:rsid="000ca7df" officeooo:paragraph-rsid="000ca7df"/>
    </style:style>
    <style:style style:name="P18" style:family="paragraph" style:parent-style-name="Standard">
      <style:text-properties officeooo:rsid="000f7ce7" officeooo:paragraph-rsid="000f7ce7"/>
    </style:style>
    <style:style style:name="P19" style:family="paragraph" style:parent-style-name="Standard">
      <style:text-properties officeooo:rsid="000f7ce7" officeooo:paragraph-rsid="0010edb9"/>
    </style:style>
    <style:style style:name="P20" style:family="paragraph" style:parent-style-name="Standard">
      <style:text-properties officeooo:rsid="0010edb9" officeooo:paragraph-rsid="0010edb9"/>
    </style:style>
    <style:style style:name="P21" style:family="paragraph" style:parent-style-name="Standard">
      <style:text-properties officeooo:rsid="00110fc3" officeooo:paragraph-rsid="00110fc3"/>
    </style:style>
    <style:style style:name="P22" style:family="paragraph" style:parent-style-name="Standard">
      <style:text-properties officeooo:rsid="0011396e" officeooo:paragraph-rsid="0011396e"/>
    </style:style>
    <style:style style:name="P23" style:family="paragraph" style:parent-style-name="Standard">
      <style:text-properties officeooo:rsid="0013fd68" officeooo:paragraph-rsid="0013fd68"/>
    </style:style>
    <style:style style:name="P24" style:family="paragraph" style:parent-style-name="Standard">
      <style:text-properties officeooo:rsid="0013fd68" officeooo:paragraph-rsid="00167008"/>
    </style:style>
    <style:style style:name="P25" style:family="paragraph" style:parent-style-name="Standard">
      <style:text-properties officeooo:rsid="0014fc56" officeooo:paragraph-rsid="0014fc56"/>
    </style:style>
    <style:style style:name="P26" style:family="paragraph" style:parent-style-name="Standard">
      <style:text-properties officeooo:rsid="00167008" officeooo:paragraph-rsid="00167008"/>
    </style:style>
    <style:style style:name="P27" style:family="paragraph" style:parent-style-name="Standard">
      <style:text-properties fo:font-style="italic" officeooo:rsid="00167008" officeooo:paragraph-rsid="00167008" style:font-style-asian="italic" style:font-style-complex="italic"/>
    </style:style>
    <style:style style:name="P28" style:family="paragraph" style:parent-style-name="Preformatted_20_Text">
      <style:paragraph-properties fo:text-align="start" style:justify-single-word="false"/>
      <style:text-properties fo:font-variant="normal" fo:text-transform="none" fo:color="#000000" loext:opacity="100%" style:font-name="Courier New" fo:font-size="10pt" fo:letter-spacing="normal" fo:font-style="normal" fo:font-weight="bold" officeooo:rsid="000b4a5b" officeooo:paragraph-rsid="000b4a5b" style:font-size-asian="10pt" style:font-weight-asian="bold" style:font-size-complex="10pt" style:font-weight-complex="bold"/>
    </style:style>
    <style:style style:name="P29" style:family="paragraph" style:parent-style-name="Heading_20_1">
      <style:paragraph-properties fo:text-align="center" style:justify-single-word="false"/>
    </style:style>
    <style:style style:name="P30" style:family="paragraph" style:parent-style-name="Standard" style:list-style-name="L1">
      <style:text-properties officeooo:rsid="000b4a5b" officeooo:paragraph-rsid="000b4a5b"/>
    </style:style>
    <style:style style:name="P31" style:family="paragraph" style:parent-style-name="Standard" style:list-style-name="L1">
      <style:text-properties officeooo:rsid="0012f1ab" officeooo:paragraph-rsid="0012f1ab"/>
    </style:style>
    <style:style style:name="P32" style:family="paragraph" style:parent-style-name="Standard" style:list-style-name="L1">
      <style:text-properties officeooo:rsid="000ca7df" officeooo:paragraph-rsid="000ca7df"/>
    </style:style>
    <style:style style:name="P33" style:family="paragraph" style:parent-style-name="Standard">
      <style:text-properties officeooo:rsid="0018424b" officeooo:paragraph-rsid="0018424b"/>
    </style:style>
    <style:style style:name="P34" style:family="paragraph" style:parent-style-name="Standard">
      <style:paragraph-properties fo:text-align="center" style:justify-single-word="false"/>
      <style:text-properties officeooo:rsid="0018424b" officeooo:paragraph-rsid="0018424b"/>
    </style:style>
    <style:style style:name="T1" style:family="text">
      <style:text-properties fo:font-variant="normal" fo:text-transform="none" fo:color="#000000" loext:opacity="100%" fo:letter-spacing="normal" fo:font-style="normal"/>
    </style:style>
    <style:style style:name="T2" style:family="text">
      <style:text-properties fo:font-variant="normal" fo:text-transform="none" fo:color="#000000" loext:opacity="100%" fo:letter-spacing="normal" fo:font-style="normal" officeooo:rsid="000b4a5b"/>
    </style:style>
    <style:style style:name="T3" style:family="text">
      <style:text-properties fo:font-variant="normal" fo:text-transform="none" fo:color="#000000" loext:opacity="100%" fo:letter-spacing="normal" fo:font-style="normal" officeooo:rsid="000ca7df"/>
    </style:style>
    <style:style style:name="T4" style:family="text">
      <style:text-properties fo:font-variant="normal" fo:text-transform="none" fo:color="#000000" loext:opacity="100%" style:font-name="Courier New" fo:letter-spacing="normal" fo:font-style="normal" fo:font-weight="bold" style:font-weight-asian="bold" style:font-weight-complex="bold"/>
    </style:style>
    <style:style style:name="T5" style:family="text">
      <style:text-properties fo:font-variant="normal" fo:text-transform="none" fo:color="#000000" loext:opacity="100%" style:font-name="Courier New" fo:letter-spacing="normal" fo:font-style="normal" fo:font-weight="bold" officeooo:rsid="000b4a5b" style:font-weight-asian="bold" style:font-weight-complex="bold"/>
    </style:style>
    <style:style style:name="T6" style:family="text">
      <style:text-properties fo:font-variant="normal" fo:text-transform="none" fo:color="#000000" loext:opacity="100%" style:font-name="Courier New" fo:letter-spacing="normal" fo:font-style="normal" fo:font-weight="bold" officeooo:rsid="000ca7df" style:font-weight-asian="bold" style:font-weight-complex="bold"/>
    </style:style>
    <style:style style:name="T7" style:family="text">
      <style:text-properties fo:color="#000000" loext:opacity="100%"/>
    </style:style>
    <style:style style:name="T8" style:family="text">
      <style:text-properties fo:color="#000000" loext:opacity="100%" fo:background-color="#d4d4d4" loext:char-shading-value="0"/>
    </style:style>
    <style:style style:name="T9" style:family="text">
      <style:text-properties fo:color="#000000" loext:opacity="100%" fo:font-style="italic" style:font-style-asian="italic"/>
    </style:style>
    <style:style style:name="T10" style:family="text">
      <style:text-properties fo:color="#2a00ff" loext:opacity="100%"/>
    </style:style>
    <style:style style:name="T11" style:family="text">
      <style:text-properties fo:color="#2a00ff" loext:opacity="100%" officeooo:rsid="000ca7df"/>
    </style:style>
    <style:style style:name="T12" style:family="text">
      <style:text-properties officeooo:rsid="000f7ce7"/>
    </style:style>
    <style:style style:name="T13" style:family="text">
      <style:text-properties officeooo:rsid="0010edb9"/>
    </style:style>
    <style:style style:name="T14" style:family="text">
      <style:text-properties fo:font-size="10pt" style:font-size-asian="10pt" style:font-size-complex="10pt"/>
    </style:style>
    <style:style style:name="T15" style:family="text">
      <style:text-properties fo:font-size="10pt" officeooo:rsid="000f7ce7" style:font-size-asian="10pt" style:font-size-complex="10pt"/>
    </style:style>
    <style:style style:name="T16" style:family="text">
      <style:text-properties officeooo:rsid="0012f1ab"/>
    </style:style>
    <style:style style:name="T17" style:family="text">
      <style:text-properties officeooo:rsid="0013fd68"/>
    </style:style>
    <style:style style:name="T18" style:family="text">
      <style:text-properties officeooo:rsid="0014fc56"/>
    </style:style>
    <style:style style:name="T19" style:family="text">
      <style:text-properties officeooo:rsid="0016700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How to manage <text:span text:style-name="T12">SSL </text:span>certificates for Java</text:h>
      <text:p text:style-name="P34">(This document was written in 2019)</text:p>
      <text:p text:style-name="P33"/>
      <text:p text:style-name="P1">In order to communicate with SSL, the server must provide a public key to the client, and the client must trust this public key. The trust is established via a signed certificate. Certificates can be signed by a trusted authority, or they can be self-signed. Self-signed certificates are suitable for personal projects or development; for software in general use, one needs a certificate signed by a trusted authority.</text:p>
      <text:p text:style-name="P1"/>
      <text:p text:style-name="P1">This document describes the process of creating and using a self-signed certificate, and the process of obtaining and using a certificate from LetsEncrypt.</text:p>
      <text:p text:style-name="P1"/>
      <text:p text:style-name="P2"/>
      <text:h text:style-name="Heading_20_2" text:outline-level="2">Working with self-signed certificates</text:h>
      <text:p text:style-name="P1"/>
      <text:p text:style-name="P1">Java provides “keytool” to manage keys and certificates. In order to create a new keypair, along with a self-signed certificate, one can execute the command: </text:p>
      <text:p text:style-name="P1"/>
      <text:p text:style-name="P4"><text:tab/>keytool -genkeypair -alias MyKey -keyalg RSA</text:p>
      <text:p text:style-name="P7">-<text:span text:style-name="T16">dname CN=MyDomain</text:span> -keystore server.ks</text:p>
      <text:p text:style-name="P1"/>
      <text:list xml:id="list1040450304" text:style-name="L1">
        <text:list-item>
          <text:p text:style-name="P30">Alias gives the name of the new key-pair</text:p>
        </text:list-item>
        <text:list-item>
          <text:p text:style-name="P30">Keystore gives the name of the keystore where the key-pair will be stored. If the keystore does not yet exist, it will be created; then the key will be added.</text:p>
        </text:list-item>
        <text:list-item>
          <text:p text:style-name="P31">The dname option specifies the domain name the certificate is for. This is unimportant for self-signed certificates as used below, but is essential for the LetsEncrypt usage.</text:p>
        </text:list-item>
        <text:list-item>
          <text:p text:style-name="P32">You will be asked for identifying information, and for a password for the keystore</text:p>
        </text:list-item>
      </text:list>
      <text:p text:style-name="P1"/>
      <text:p text:style-name="P1">You can view the contents of the keystore with:</text:p>
      <text:p text:style-name="P1"/>
      <text:p text:style-name="P3"><text:tab/>keytool -list -v -keystore server.ks</text:p>
      <text:p text:style-name="P1"/>
      <text:p text:style-name="P1">This will show the alias, the date it was created, and the entry type “PrivateKeyEntry”. Note that the certificate chain length is 1, and the certificate contains the information entered when the key-pair was created. This is the self-signed certificate that was created with the key-pair.</text:p>
      <text:p text:style-name="P1"/>
      <text:p text:style-name="P1">Note: one could submit this to a certificate authority for signature, but that is beyond the scope of this document.</text:p>
      <text:p text:style-name="P1"/>
      <text:p text:style-name="P1">The keystore file is required by the server-side Java application. The application must know where this file is located, and must also know the password required to access it. This information can be provided on the JVM command-line:</text:p>
      <text:p text:style-name="P1"/>
      <text:p text:style-name="P28"><text:tab/>java -Djavax.net.ssl.keyStore=server.ks \</text:p>
      <text:p text:style-name="P14"><text:span text:style-name="T1"><text:tab/><text:tab/>-Djavax.net.ssl.keyStorePassword=password </text:span><text:span text:style-name="T2">MyProgram</text:span></text:p>
      <text:p text:style-name="P15"/>
      <text:p text:style-name="P1">Alternatively, and better, this information can be provided within the program itself:</text:p>
      <text:p text:style-name="P1"/>
      <text:p text:style-name="P5"><text:span text:style-name="T7"><text:tab/></text:span><text:span text:style-name="T8">System</text:span><text:span text:style-name="T7">.</text:span><text:span text:style-name="T9">setProperty</text:span><text:span text:style-name="T7">(</text:span><text:span text:style-name="T10">"javax.net.ssl.keyStore"</text:span><text:span text:style-name="T7">, </text:span><text:span text:style-name="T10">"server.ks"</text:span><text:span text:style-name="T7">);</text:span></text:p>
      <text:p text:style-name="P11"><text:span text:style-name="T7"><text:tab/></text:span><text:span text:style-name="T8">System</text:span><text:span text:style-name="T7">.</text:span><text:span text:style-name="T9">setProperty</text:span><text:span text:style-name="T7">(</text:span><text:span text:style-name="T10">"javax.net.ssl.keyStorePassword"</text:span><text:span text:style-name="T7">, </text:span><text:span text:style-name="T10">"</text:span><text:span text:style-name="T11">password</text:span><text:span text:style-name="T10">"</text:span><text:span text:style-name="T7">);</text:span></text:p>
      <text:p text:style-name="P5"/>
      <text:p text:style-name="P17"><text:soft-page-break/>The client now requires a truststore that lists this certificate as trustworthy. In order to create the truststore, the certificate must be exported from the keystore and imported into a truststore. The primary difference is that the truststore does not contain the private key, and hence can be publicly distributed.</text:p>
      <text:p text:style-name="P17"/>
      <text:p text:style-name="P17">To export a selected certificate from a keystore:</text:p>
      <text:p text:style-name="P17"/>
      <text:p text:style-name="P8"><text:tab/>keytool -export -alias MyKey -keystore server.ks -rfc -file MyCert.cert</text:p>
      <text:p text:style-name="P17"/>
      <text:p text:style-name="P17">This exports the certificate into the given file. To import this into a truststore:</text:p>
      <text:p text:style-name="P17"/>
      <text:p text:style-name="P8"><text:tab/>keytool -import -alias ABC -file MyCert.cert -keystore truststore.ts</text:p>
      <text:p text:style-name="P17"/>
      <text:p text:style-name="P17">Note that the alias refers to the name assigned in the truststore; this does not need to be the same alias as used in the keystore. To view the contents of the truststore:</text:p>
      <text:p text:style-name="P17"/>
      <text:p text:style-name="P8"><text:tab/>keytool -list -v -keystore truststore.ts</text:p>
      <text:p text:style-name="P17"/>
      <text:p text:style-name="P17">Note that the entry type is “trustedCertEntry” (instead of PrivateKeyEntry).</text:p>
      <text:p text:style-name="P17"/>
      <text:p text:style-name="P17">Now the client Java program must be told to use this truststore (instead of the default one). This can be done on the JVM command line:</text:p>
      <text:p text:style-name="P17"/>
      <text:p text:style-name="P13"><text:span text:style-name="T2"><text:tab/>java -Djavax.net.ssl.</text:span><text:span text:style-name="T3">trust</text:span><text:span text:style-name="T2">Store=</text:span><text:span text:style-name="T3">truststore.t</text:span><text:span text:style-name="T2">s \</text:span></text:p>
      <text:p text:style-name="P16"><text:span text:style-name="T4"><text:tab/><text:tab/>-Djavax.net.ssl.</text:span><text:span text:style-name="T6">trust</text:span><text:span text:style-name="T4">StorePassword=password </text:span><text:span text:style-name="T5">MyProgram</text:span></text:p>
      <text:p text:style-name="P17"/>
      <text:p text:style-name="P17">Better is to provide the information within the program:</text:p>
      <text:p text:style-name="P17"/>
      <text:p text:style-name="P6"><text:span text:style-name="T7"><text:tab/></text:span><text:span text:style-name="T8">System</text:span><text:span text:style-name="T7">.</text:span><text:span text:style-name="T9">setProperty</text:span><text:span text:style-name="T7">(</text:span><text:span text:style-name="T10">"javax.net.ssl.</text:span><text:span text:style-name="T11">trust</text:span><text:span text:style-name="T10">Store"</text:span><text:span text:style-name="T7">, </text:span><text:span text:style-name="T10">"</text:span><text:span text:style-name="T11">truststore.t</text:span><text:span text:style-name="T10">s"</text:span><text:span text:style-name="T7">);</text:span></text:p>
      <text:p text:style-name="P12"><text:span text:style-name="T7"><text:tab/></text:span><text:span text:style-name="T8">System</text:span><text:span text:style-name="T7">.</text:span><text:span text:style-name="T9">setProperty</text:span><text:span text:style-name="T7">(</text:span><text:span text:style-name="T10">"javax.net.ssl.</text:span><text:span text:style-name="T11">trust</text:span><text:span text:style-name="T10">StorePassword"</text:span><text:span text:style-name="T7">, </text:span><text:span text:style-name="T10">"</text:span><text:span text:style-name="T11">password</text:span><text:span text:style-name="T10">"</text:span><text:span text:style-name="T7">);</text:span></text:p>
      <text:p text:style-name="P6"/>
      <text:p text:style-name="P18">Once both client and server have been configured with their keystore and truststore, secure sockets work just the same as normal sockets.</text:p>
      <text:p text:style-name="P18"/>
      <text:h text:style-name="Heading_20_2" text:outline-level="2">Working with LetsEncrypt</text:h>
      <text:p text:style-name="P18">LetsEncrypt provides free SSL certificates to anyone who needs them. LetsEncrypt certificates are also trusted by default, i.e., there is no need to export and distribute a certificate for clients, as there is with self-signed certificates. The LetsEncrypt certificate is simply installed on the server side.</text:p>
      <text:p text:style-name="P18"/>
      <text:p text:style-name="P21">The key generation process remains as described above. We will then generate a Certificate Signing Request (CSR) for LetsEncrypt, so that a trusted authority has (indirectly) certified our key. Continuing with the keystore created above, we need the command:</text:p>
      <text:p text:style-name="P21"/>
      <text:p text:style-name="P9"><text:tab/>keytool -certreq -alias 127.0.0.1 -keystore server.ks</text:p>
      <text:p text:style-name="P10">-file letsencrypt.csr</text:p>
      <text:p text:style-name="P21"/>
      <text:p text:style-name="P22">To fulfull the signing request, we need an additional tool. Under Linux, this tool is “certbot”, <text:span text:style-name="T17">which works directly with LetsEncrypt. Certbot</text:span> can be installed from the standard software repositories.</text:p>
      <text:p text:style-name="P21"/>
      <text:p text:style-name="P9"><text:tab/>certbot certonly --csr letsencrypt.csr --preferred-challenges "<text:span text:style-name="T19">http</text:span>"</text:p>
      <text:p text:style-name="P18"/>
      <text:p text:style-name="P24">Certbot will only issue a certificate if you can prove that you own the domain (or machine) for which you want to obtain the certificate. The “preferred-challenges” option determine how you will <text:soft-page-break/>prove ownership: <text:span text:style-name="T18">via DNS query or via an HTTP request. More precisely, you can control how this verification occurs by specifying the cert-bot plugin to use. For example, if you use “apache” then certbot will attempt to communicate with an Apache server at the given domain. If you use “standalone”, then certbot will use port 80 itself to answer the query from LetsEncrypt. If you use the option “--manual” you will be given instructions – this allows Certbot to be run on a machine other than the actual server. There are other options as well; see the Certbot documentation for further information.</text:span></text:p>
      <text:p text:style-name="P23"/>
      <text:p text:style-name="P26">Important: When first experimenting, be sure to add the “--staging” option. This will generate a test certificate rather than a live certificate.</text:p>
      <text:p text:style-name="P26"/>
      <text:p text:style-name="P26">Once you have a certificate from LetsEncrypt, the certificate must be imported into the keystore.</text:p>
      <text:p text:style-name="P26"/>
      <text:p text:style-name="P27">…not yet finished...see the LetsEncrypt tutorial below...</text:p>
      <text:h text:style-name="Heading_20_2" text:outline-level="2">References</text:h>
      <text:p text:style-name="P20"/>
      <text:p text:style-name="P19">Oracle samples<text:line-break/><text:a xlink:type="simple" xlink:href="https://docs.oracle.com/javase/1.5.0/docs/guide/security/jsse/samples/sockets/client/SSLSocketClient.java" text:style-name="Internet_20_link" text:visited-style-name="Visited_20_Internet_20_Link"><text:span text:style-name="T14">https://docs.oracle.com/javase/1.5.0/docs/guide/security/jsse/samples/sockets/client/SSLSocketClient.java</text:span></text:a></text:p>
      <text:p text:style-name="P20"/>
      <text:p text:style-name="P18"><text:span text:style-name="T13">Code samples and discussion of keytool:<text:line-break/></text:span><text:a xlink:type="simple" xlink:href="https://www.owasp.org/index.php/Using_the_Java_Secure_Socket_Extensions#SSLServer.java" text:style-name="Internet_20_link" text:visited-style-name="Visited_20_Internet_20_Link"><text:span text:style-name="T14">https://www.owasp.org/index.php/Using_the_Java_Secure_Socket_Extensions#SSLServer.java</text:span></text:a></text:p>
      <text:p text:style-name="P18"/>
      <text:p text:style-name="P20">Keytool walkthrough – good, but a bit dated (Java 1.5):<text:line-break/><text:a xlink:type="simple" xlink:href="https://docs.oracle.com/javase/1.5.0/docs/guide/security/jsse/JSSERefGuide.html#CreateSimpleKeystore" text:style-name="Internet_20_link" text:visited-style-name="Visited_20_Internet_20_Link"><text:span text:style-name="T15">https://docs.oracle.com/javase/1.5.0/docs/guide/security/jsse/JSSERefGuide.html#CreateSimpleKeystore</text:span></text:a></text:p>
      <text:p text:style-name="P18"/>
      <text:p text:style-name="P18"><text:span text:style-name="T13">LetsEncrypt tutorial:<text:line-break/></text:span><text:a xlink:type="simple" xlink:href="https://community.letsencrypt.org/t/tutorial-java-keystores-jks-with-lets-encrypt/34754" text:style-name="Internet_20_link" text:visited-style-name="Visited_20_Internet_20_Link"><text:span text:style-name="T14">https://community.letsencrypt.org/t/tutorial-java-keystores-jks-with-lets-encrypt/34754</text:span></text:a></text:p>
      <text:p text:style-name="P18"/>
      <text:p text:style-name="P25">Certbot documentation:</text:p>
      <text:p text:style-name="P25"><text:a xlink:type="simple" xlink:href="https://certbot.eff.org/docs/using.html" text:style-name="Internet_20_link" text:visited-style-name="Visited_20_Internet_20_Link"><text:span text:style-name="T14">https://certbot.eff.org/docs/using.html</text:span></text:a></text:p>
      <text:p text:style-name="P25"/>
      <text:p text:style-name="P2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4T10:42:29.338468978</meta:creation-date>
    <dc:date>2023-08-29T15:09:37.268802424</dc:date>
    <meta:editing-duration>PT34M59S</meta:editing-duration>
    <meta:editing-cycles>7</meta:editing-cycles>
    <meta:generator>LibreOffice/7.3.7.2$Linux_X86_64 LibreOffice_project/30$Build-2</meta:generator>
    <meta:document-statistic meta:table-count="0" meta:image-count="0" meta:object-count="0" meta:page-count="3" meta:paragraph-count="55" meta:word-count="908" meta:character-count="6465" meta:non-whitespace-character-count="5600"/>
  </office:meta>
</office:document-meta>
</file>